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a60d7" officeooo:paragraph-rsid="000a60d7"/>
    </style:style>
    <style:style style:name="P2" style:family="paragraph" style:parent-style-name="Text_20_body">
      <style:text-properties officeooo:rsid="000a60d7" officeooo:paragraph-rsid="000d6a51"/>
    </style:style>
    <style:style style:name="P3" style:family="paragraph" style:parent-style-name="Text_20_body">
      <style:text-properties officeooo:rsid="000b7946" officeooo:paragraph-rsid="000b7946"/>
    </style:style>
    <style:style style:name="P4" style:family="paragraph" style:parent-style-name="Text_20_body">
      <style:text-properties officeooo:rsid="000d6a51" officeooo:paragraph-rsid="000d6a51"/>
    </style:style>
    <style:style style:name="P5" style:family="paragraph" style:parent-style-name="Text_20_body">
      <style:text-properties officeooo:rsid="000d6a51" officeooo:paragraph-rsid="0035197b"/>
    </style:style>
    <style:style style:name="P6" style:family="paragraph" style:parent-style-name="Text_20_body">
      <style:text-properties officeooo:rsid="000d6a51" officeooo:paragraph-rsid="003655b9"/>
    </style:style>
    <style:style style:name="P7" style:family="paragraph" style:parent-style-name="Text_20_body">
      <style:text-properties officeooo:rsid="000f2530" officeooo:paragraph-rsid="000f2530"/>
    </style:style>
    <style:style style:name="P8" style:family="paragraph" style:parent-style-name="Text_20_body">
      <style:text-properties officeooo:rsid="00110562" officeooo:paragraph-rsid="00110562"/>
    </style:style>
    <style:style style:name="P9" style:family="paragraph" style:parent-style-name="Text_20_body">
      <style:text-properties officeooo:rsid="00129254" officeooo:paragraph-rsid="00129254"/>
    </style:style>
    <style:style style:name="P10" style:family="paragraph" style:parent-style-name="Text_20_body">
      <style:text-properties officeooo:rsid="00145ba8" officeooo:paragraph-rsid="001d8795"/>
    </style:style>
    <style:style style:name="P11" style:family="paragraph" style:parent-style-name="Text_20_body">
      <style:text-properties officeooo:rsid="00147e34" officeooo:paragraph-rsid="00147e34"/>
    </style:style>
    <style:style style:name="P12" style:family="paragraph" style:parent-style-name="Text_20_body">
      <style:text-properties officeooo:rsid="00164a93" officeooo:paragraph-rsid="00164a93"/>
    </style:style>
    <style:style style:name="P13" style:family="paragraph" style:parent-style-name="Text_20_body">
      <style:text-properties officeooo:rsid="001733da" officeooo:paragraph-rsid="001733da"/>
    </style:style>
    <style:style style:name="P14" style:family="paragraph" style:parent-style-name="Text_20_body">
      <style:text-properties officeooo:rsid="00326299" officeooo:paragraph-rsid="00326299"/>
    </style:style>
    <style:style style:name="P15" style:family="paragraph" style:parent-style-name="Text_20_body">
      <style:text-properties officeooo:paragraph-rsid="003655b9"/>
    </style:style>
    <style:style style:name="P16" style:family="paragraph" style:parent-style-name="Text_20_body">
      <style:text-properties officeooo:rsid="0037a4a1" officeooo:paragraph-rsid="0037a4a1"/>
    </style:style>
    <style:style style:name="P17" style:family="paragraph" style:parent-style-name="Text_20_body">
      <style:text-properties officeooo:rsid="003ebba6" officeooo:paragraph-rsid="003ebba6"/>
    </style:style>
    <style:style style:name="P18" style:family="paragraph" style:parent-style-name="Text_20_body" style:list-style-name="L1">
      <style:text-properties officeooo:rsid="003ebba6" officeooo:paragraph-rsid="003ebba6"/>
    </style:style>
    <style:style style:name="P19" style:family="paragraph" style:parent-style-name="Text_20_body" style:list-style-name="L1">
      <style:text-properties officeooo:paragraph-rsid="00110562"/>
    </style:style>
    <style:style style:name="P20" style:family="paragraph" style:parent-style-name="Text_20_body" style:list-style-name="L1">
      <style:text-properties officeooo:paragraph-rsid="003ebba6"/>
    </style:style>
    <style:style style:name="P21" style:family="paragraph" style:parent-style-name="Text_20_body" style:list-style-name="L2">
      <style:text-properties officeooo:paragraph-rsid="00145ba8"/>
    </style:style>
    <style:style style:name="P22" style:family="paragraph" style:parent-style-name="Heading_20_2" style:list-style-name=""/>
    <style:style style:name="P23" style:family="paragraph" style:parent-style-name="Heading_20_2">
      <style:text-properties officeooo:rsid="0037a4a1" officeooo:paragraph-rsid="0037a4a1"/>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officeooo:rsid="0033e0f9" officeooo:paragraph-rsid="0033e0f9"/>
    </style:style>
    <style:style style:name="T1" style:family="text">
      <style:text-properties fo:font-weight="bold" style:font-weight-asian="bold" style:font-weight-complex="bold"/>
    </style:style>
    <style:style style:name="T2" style:family="text">
      <style:text-properties fo:font-weight="bold" officeooo:rsid="000b7946" style:font-weight-asian="bold" style:font-weight-complex="bold"/>
    </style:style>
    <style:style style:name="T3" style:family="text">
      <style:text-properties fo:font-weight="bold" officeooo:rsid="000b920a" style:font-weight-asian="bold" style:font-weight-complex="bold"/>
    </style:style>
    <style:style style:name="T4" style:family="text">
      <style:text-properties fo:font-weight="bold" officeooo:rsid="000d6a51" style:font-weight-asian="bold" style:font-weight-complex="bold"/>
    </style:style>
    <style:style style:name="T5" style:family="text">
      <style:text-properties fo:font-weight="bold" officeooo:rsid="000f2530" style:font-weight-asian="bold" style:font-weight-complex="bold"/>
    </style:style>
    <style:style style:name="T6" style:family="text">
      <style:text-properties fo:font-weight="bold" officeooo:rsid="0020355a" style:font-weight-asian="bold" style:font-weight-complex="bold"/>
    </style:style>
    <style:style style:name="T7" style:family="text">
      <style:text-properties fo:font-weight="bold" officeooo:rsid="0033e0f9" style:font-weight-asian="bold" style:font-weight-complex="bold"/>
    </style:style>
    <style:style style:name="T8" style:family="text">
      <style:text-properties fo:font-weight="bold" officeooo:rsid="0044e74c"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b7946" style:font-weight-asian="normal" style:font-weight-complex="normal"/>
    </style:style>
    <style:style style:name="T11" style:family="text">
      <style:text-properties fo:font-weight="normal" officeooo:rsid="000b920a" style:font-weight-asian="normal" style:font-weight-complex="normal"/>
    </style:style>
    <style:style style:name="T12" style:family="text">
      <style:text-properties fo:font-weight="normal" officeooo:rsid="000d6a51" style:font-weight-asian="normal" style:font-weight-complex="normal"/>
    </style:style>
    <style:style style:name="T13" style:family="text">
      <style:text-properties fo:font-weight="normal" officeooo:rsid="000f2530" style:font-weight-asian="normal" style:font-weight-complex="normal"/>
    </style:style>
    <style:style style:name="T14" style:family="text">
      <style:text-properties fo:font-weight="normal" officeooo:rsid="00110562" style:font-weight-asian="normal" style:font-weight-complex="normal"/>
    </style:style>
    <style:style style:name="T15" style:family="text">
      <style:text-properties fo:font-weight="normal" officeooo:rsid="00127c03" style:font-weight-asian="normal" style:font-weight-complex="normal"/>
    </style:style>
    <style:style style:name="T16" style:family="text">
      <style:text-properties fo:font-weight="normal" officeooo:rsid="00147e34" style:font-weight-asian="normal" style:font-weight-complex="normal"/>
    </style:style>
    <style:style style:name="T17" style:family="text">
      <style:text-properties fo:font-weight="normal" officeooo:rsid="00164a93" style:font-weight-asian="normal" style:font-weight-complex="normal"/>
    </style:style>
    <style:style style:name="T18" style:family="text">
      <style:text-properties fo:font-weight="normal" officeooo:rsid="00191076" style:font-weight-asian="normal" style:font-weight-complex="normal"/>
    </style:style>
    <style:style style:name="T19" style:family="text">
      <style:text-properties fo:font-weight="normal" officeooo:rsid="001b490c" style:font-weight-asian="normal" style:font-weight-complex="normal"/>
    </style:style>
    <style:style style:name="T20" style:family="text">
      <style:text-properties fo:font-weight="normal" officeooo:rsid="001d8795" style:font-weight-asian="normal" style:font-weight-complex="normal"/>
    </style:style>
    <style:style style:name="T21" style:family="text">
      <style:text-properties fo:font-weight="normal" officeooo:rsid="00216a89" style:font-weight-asian="normal" style:font-weight-complex="normal"/>
    </style:style>
    <style:style style:name="T22" style:family="text">
      <style:text-properties fo:font-weight="normal" officeooo:rsid="00216fee" style:font-weight-asian="normal" style:font-weight-complex="normal"/>
    </style:style>
    <style:style style:name="T23" style:family="text">
      <style:text-properties fo:font-weight="normal" officeooo:rsid="00228238" style:font-weight-asian="normal" style:font-weight-complex="normal"/>
    </style:style>
    <style:style style:name="T24" style:family="text">
      <style:text-properties fo:font-weight="normal" officeooo:rsid="0022faed" style:font-weight-asian="normal" style:font-weight-complex="normal"/>
    </style:style>
    <style:style style:name="T25" style:family="text">
      <style:text-properties fo:font-weight="normal" officeooo:rsid="002765ff" style:font-weight-asian="normal" style:font-weight-complex="normal"/>
    </style:style>
    <style:style style:name="T26" style:family="text">
      <style:text-properties fo:font-weight="normal" officeooo:rsid="002c313f" style:font-weight-asian="normal" style:font-weight-complex="normal"/>
    </style:style>
    <style:style style:name="T27" style:family="text">
      <style:text-properties fo:font-weight="normal" officeooo:rsid="002d00cc" style:font-weight-asian="normal" style:font-weight-complex="normal"/>
    </style:style>
    <style:style style:name="T28" style:family="text">
      <style:text-properties fo:font-weight="normal" officeooo:rsid="002ebee1" style:font-weight-asian="normal" style:font-weight-complex="normal"/>
    </style:style>
    <style:style style:name="T29" style:family="text">
      <style:text-properties fo:font-weight="normal" officeooo:rsid="003051d6" style:font-weight-asian="normal" style:font-weight-complex="normal"/>
    </style:style>
    <style:style style:name="T30" style:family="text">
      <style:text-properties fo:font-weight="normal" officeooo:rsid="0031e8b5" style:font-weight-asian="normal" style:font-weight-complex="normal"/>
    </style:style>
    <style:style style:name="T31" style:family="text">
      <style:text-properties fo:font-weight="normal" officeooo:rsid="0033e0f9" style:font-weight-asian="normal" style:font-weight-complex="normal"/>
    </style:style>
    <style:style style:name="T32" style:family="text">
      <style:text-properties fo:font-weight="normal" officeooo:rsid="0035197b" style:font-weight-asian="normal" style:font-weight-complex="normal"/>
    </style:style>
    <style:style style:name="T33" style:family="text">
      <style:text-properties fo:font-weight="normal" officeooo:rsid="00360570" style:font-weight-asian="normal" style:font-weight-complex="normal"/>
    </style:style>
    <style:style style:name="T34" style:family="text">
      <style:text-properties fo:font-weight="normal" officeooo:rsid="003655b9" style:font-weight-asian="normal" style:font-weight-complex="normal"/>
    </style:style>
    <style:style style:name="T35" style:family="text">
      <style:text-properties fo:font-weight="normal" officeooo:rsid="0037a4a1" style:font-weight-asian="normal" style:font-weight-complex="normal"/>
    </style:style>
    <style:style style:name="T36" style:family="text">
      <style:text-properties fo:font-weight="normal" officeooo:rsid="00484dc6" style:font-weight-asian="normal" style:font-weight-complex="normal"/>
    </style:style>
    <style:style style:name="T37" style:family="text">
      <style:text-properties fo:font-weight="normal" officeooo:rsid="004a052b" style:font-weight-asian="normal" style:font-weight-complex="normal"/>
    </style:style>
    <style:style style:name="T38" style:family="text">
      <style:text-properties fo:font-weight="normal" officeooo:rsid="00145ba8" style:font-weight-asian="normal" style:font-weight-complex="normal"/>
    </style:style>
    <style:style style:name="T39" style:family="text">
      <style:text-properties officeooo:rsid="000d6a51"/>
    </style:style>
    <style:style style:name="T40" style:family="text">
      <style:text-properties officeooo:rsid="00110562"/>
    </style:style>
    <style:style style:name="T41" style:family="text">
      <style:text-properties officeooo:rsid="00127c03"/>
    </style:style>
    <style:style style:name="T42" style:family="text">
      <style:text-properties officeooo:rsid="0012f087"/>
    </style:style>
    <style:style style:name="T43" style:family="text">
      <style:text-properties officeooo:rsid="0023165c"/>
    </style:style>
    <style:style style:name="T44" style:family="text">
      <style:text-properties officeooo:rsid="0025c865"/>
    </style:style>
    <style:style style:name="T45" style:family="text">
      <style:text-properties style:font-name="Liberation Serif1" fo:font-weight="normal" style:font-weight-asian="normal" style:font-weight-complex="normal"/>
    </style:style>
    <style:style style:name="T46" style:family="text">
      <style:text-properties style:font-name="Liberation Serif1" fo:font-weight="normal" officeooo:rsid="002ebee1" style:font-weight-asian="normal" style:font-weight-complex="normal"/>
    </style:style>
    <style:style style:name="T47" style:family="text">
      <style:text-properties style:font-name="Liberation Serif1" fo:font-weight="normal" officeooo:rsid="0033e0f9" style:font-weight-asian="normal" style:font-weight-complex="normal"/>
    </style:style>
    <style:style style:name="T48" style:family="text">
      <style:text-properties style:font-name="Liberation Serif1" fo:font-weight="normal" officeooo:rsid="0035197b" style:font-weight-asian="normal" style:font-weight-complex="normal"/>
    </style:style>
    <style:style style:name="T49" style:family="text">
      <style:text-properties style:font-name="Liberation Serif1" fo:font-weight="normal" officeooo:rsid="00216a89" style:font-weight-asian="normal" style:font-weight-complex="normal"/>
    </style:style>
    <style:style style:name="T50" style:family="text">
      <style:text-properties style:font-name="Liberation Serif1" fo:font-weight="normal" officeooo:rsid="0038a164" style:font-weight-asian="normal" style:font-weight-complex="normal"/>
    </style:style>
    <style:style style:name="T51" style:family="text">
      <style:text-properties style:font-name="Liberation Serif1" fo:font-weight="normal" officeooo:rsid="003a8816" style:font-weight-asian="normal" style:font-weight-complex="normal"/>
    </style:style>
    <style:style style:name="T52" style:family="text">
      <style:text-properties style:font-name="Liberation Serif1" fo:font-weight="normal" officeooo:rsid="003ae908" style:font-weight-asian="normal" style:font-weight-complex="normal"/>
    </style:style>
    <style:style style:name="T53" style:family="text">
      <style:text-properties style:font-name="Liberation Serif1" fo:font-weight="normal" officeooo:rsid="003be091" style:font-weight-asian="normal" style:font-weight-complex="normal"/>
    </style:style>
    <style:style style:name="T54" style:family="text">
      <style:text-properties style:font-name="Liberation Serif1" fo:font-weight="normal" officeooo:rsid="004a72d5" style:font-weight-asian="normal" style:font-weight-complex="normal"/>
    </style:style>
    <style:style style:name="T55" style:family="text">
      <style:text-properties style:font-name="Liberation Serif1" fo:font-weight="bold" style:font-weight-asian="bold" style:font-weight-complex="bold"/>
    </style:style>
    <style:style style:name="T56" style:family="text">
      <style:text-properties style:font-name="Liberation Serif" fo:font-weight="normal" officeooo:rsid="002ebee1" style:font-weight-asian="normal" style:font-weight-complex="normal"/>
    </style:style>
    <style:style style:name="T57" style:family="text">
      <style:text-properties officeooo:rsid="003ebba6"/>
    </style:style>
    <style:style style:name="T58" style:family="text">
      <style:text-properties officeooo:rsid="0044e74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od<text:span text:style-name="T43">ing the Model</text:span></text:h>
      <text:p text:style-name="P1">My approach to implementing the Ising model involved the use of a <text:span text:style-name="T1">Lattice</text:span> struct, as defined in the header file, in order to ensure modularity and to make the code easily extendable. The basic usage involves <text:span text:style-name="T58">instantiating a </text:span><text:span text:style-name="T8">Lattice</text:span> using the <text:span text:style-name="T1">new </text:span><text:span text:style-name="T9">function, running the simulation using the </text:span><text:span text:style-name="T1">run</text:span><text:span text:style-name="T9"> function, and thereafter performing calculations </text:span><text:span text:style-name="T10">on the modifed </text:span><text:span text:style-name="T2">Lattice </text:span><text:span text:style-name="T10">pointer </text:span><text:span text:style-name="T9">to obtain correlation time, specific heat, etc.</text:span></text:p>
      <text:p text:style-name="P3"><text:span text:style-name="T9">The functions </text:span><text:span text:style-name="T1">phase_diagram, autocorrelation, plot_specific_heat, </text:span><text:span text:style-name="T9">and </text:span><text:span text:style-name="T1">write_spins</text:span><text:span text:style-name="T9"> implement helper functions to output data for different temperatures and lattice sizes which may in turn be plotted using Python scripts. </text:span><text:span text:style-name="T11">These were used to create the plots on the following pages. Notably, <text:s/></text:span><text:span text:style-name="T3">#pragma omp parallel for </text:span><text:span text:style-name="T11">preprocessor directives were used to parallelize the execution of these functions, which significantly decreased their runtimes.</text:span></text:p>
      <text:p text:style-name="P2"><text:span text:style-name="T12">The </text:span><text:span text:style-name="T4">main</text:span><text:span text:style-name="T12"> function may easily be modified to implement new functionality using the existing helper functions, or to reproduce results.</text:span></text:p>
      <text:p text:style-name="P2"><text:span text:style-name="T12"/></text:p>
      <text:h text:style-name="Heading_20_2" text:outline-level="2"><text:span text:style-name="T39">A</text:span>utocorrelation</text:h>
      <text:p text:style-name="P4"><text:span text:style-name="T14">(i) </text:span><text:span text:style-name="T9">The plots to the left </text:span><text:span text:style-name="T14">and </text:span><text:span text:style-name="T23">below</text:span><text:span text:style-name="T14"> </text:span><text:span text:style-name="T9">were produced by </text:span><text:span text:style-name="T36">generating data using</text:span><text:span text:style-name="T9"> the </text:span><text:span text:style-name="T1">autocorrelation</text:span><text:span text:style-name="T9"> </text:span><text:span text:style-name="T13">function and passing TRUE to the call to </text:span><text:span text:style-name="T5">correlation_time</text:span><text:span text:style-name="T13">, </text:span><text:span text:style-name="T37">which was </text:span><text:span text:style-name="T13">then plotted using Python. The vertical red line indicates the correlation time determined by the program, which is taken to be the first time step at which the autocorrelation function falls to 1/e of its initial value.</text:span></text:p>
      <text:p text:style-name="P7"><text:span text:style-name="T9">These plots are similar to figure 3.5 in Newman in that they depict approximate exponential decay of the autocorrelation function over time.</text:span></text:p>
      <text:p text:style-name="P8"><text:span text:style-name="T9">(ii) The plot </text:span><text:span text:style-name="T24">below</text:span><text:span text:style-name="T9"> depicts the mean correlation time </text:span><text:span text:style-name="T27">of</text:span><text:span text:style-name="T9"> 10 </text:span><text:span text:style-name="T29">measurements</text:span><text:span text:style-name="T9"> </text:span><text:span text:style-name="T27">at</text:span><text:span text:style-name="T9"> 25 different temperatures. </text:span><text:span text:style-name="T15">It resembles figure 3.8 in Newman and illustrates the effects of critical slowing down, i.e. the spike in correlation time around the critical temperature.</text:span></text:p>
      <text:h text:style-name="P22" text:outline-level="2"/>
      <text:h text:style-name="P24" text:outline-level="2"><text:span text:style-name="T41">E</text:span>quilibration</text:h>
      <text:p text:style-name="P9">The following two pages contain plots depicting how the program determines equilibration time for <text:span text:style-name="T42">(i) temperatures far from the critical temperature, and (ii) temperatures near the critical temperature. <text:s/></text:span></text:p>
      <text:p text:style-name="P10">The <text:span text:style-name="T9">equilibration time, </text:span><text:span text:style-name="T20">indicated on the plots by the red vertical line, is determined by the</text:span> <text:span text:style-name="T1">equilibration_time</text:span><text:span text:style-name="T9"> function as follows:</text:span></text:p>
      <text:list xml:id="list704305264" text:style-name="L2">
        <text:list-item>
          <text:p text:style-name="P21"><text:span text:style-name="T38">Initialize two lattices of the same size with different initial states. </text:span><text:span text:style-name="T16">M1 is initialized at zero temperature (spins are aligned), while M2 is initialized at infinite temperature (spins are randomly initialized).</text:span></text:p>
        </text:list-item>
        <text:list-item>
          <text:p text:style-name="P21"><text:span text:style-name="T38">Run the simulation for each lattice for 10 000 time steps.</text:span></text:p>
        </text:list-item>
        <text:list-item>
          <text:p text:style-name="P21"><text:span text:style-name="T38">Compare the difference in magnetisation per site for each time step. If enough consecutive differences are within a certain threshold, equilibrium has been reached.</text:span></text:p>
        </text:list-item>
      </text:list>
      <text:p text:style-name="P11"><text:span text:style-name="T20">(i ) </text:span><text:span text:style-name="T9">There </text:span><text:span text:style-name="T17">appears</text:span><text:span text:style-name="T9"> to be no clear dependence of equilibration time on lattice size. However, for small lattices there </text:span><text:span text:style-name="T17">is</text:span><text:span text:style-name="T9"> more variability in magnetisation per site </text:span><text:span text:style-name="T17">simply due to division by a small N value (see diagrams for T=3.5). Thus, the algorithm adjusts the difference accordingly.</text:span></text:p>
      <text:p text:style-name="P12"><text:span text:style-name="T20">(ii) </text:span><text:span text:style-name="T9">Near the critical temperature there is also more variability in magnetisation, i.e. it undergoes critical fluctuations, as described in Newman. Therefore the algorithm increases the size of the threshold to compensate for this. </text:span><text:span text:style-name="T19">However, the equilibration time tends to be longer and not as well-defined in this region.</text:span></text:p>
      <text:p text:style-name="P13"><text:span text:style-name="T9">The values for THRESHOLD and DIFF_MAX were </text:span><text:span text:style-name="T18">adjusted until the function consistently returned reasonably accurate values <text:s/>for equilibration time.</text:span></text:p>
      <text:p text:style-name="P13"><text:span text:style-name="T18"/></text:p>
      <text:h text:style-name="Heading_20_2" text:outline-level="2">Phase <text:span text:style-name="T44">D</text:span>iagram</text:h>
      <text:p text:style-name="P5"><text:span text:style-name="T9">The plots to the </text:span><text:span text:style-name="T25">right</text:span><text:span text:style-name="T9"> were produced by running the </text:span><text:span text:style-name="T6">phase_diagram</text:span><text:span text:style-name="T9"> </text:span><text:span text:style-name="T13">function </text:span><text:span text:style-name="T21">for lattice sizes of </text:span><text:span text:style-name="T32">5</text:span><text:span text:style-name="T21">0</text:span><text:span text:style-name="T47">×</text:span><text:span text:style-name="T48">5</text:span><text:span text:style-name="T47">0</text:span><text:span text:style-name="T21"> and 100</text:span><text:span text:style-name="T47">×100</text:span><text:span text:style-name="T21">,</text:span><text:span text:style-name="T13"> </text:span><text:span text:style-name="T22">respectively, </text:span><text:span text:style-name="T13">then plott</text:span><text:span text:style-name="T21">ing the output</text:span><text:span text:style-name="T13"> using Python. </text:span><text:span text:style-name="T26">The plots depict the </text:span><text:span text:style-name="T27">grand</text:span><text:span text:style-name="T26"> mean magnetization </text:span><text:span text:style-name="T30">per site </text:span><text:span text:style-name="T26">of </text:span><text:span text:style-name="T28">10</text:span><text:span text:style-name="T26"> sample means at 25 different temperatures. </text:span><text:span text:style-name="T28">In each sample, the magnetization was measured 10 times every 2</text:span><text:span text:style-name="T46">τ</text:span><text:span text:style-name="T56"> steps, where </text:span><text:span text:style-name="T46">τ is the correlation time, starting at equilibrium.</text:span></text:p>
      <text:p text:style-name="P14"><text:span text:style-name="T46">T</text:span><text:span text:style-name="T45">he phase diagram adheres to the expected behaviour of magnetization for the the given temperatures. However, the values recorded for L=100 are closer to theoretical predictions and are less error prone due to greater stability of magnetization for larger lattices. Also visible is the increased error margin in the critical region (near T=2.2).</text:span></text:p>
      <text:h text:style-name="P25" text:outline-level="2">Specific Heat</text:h>
      <text:p text:style-name="P15"><text:span text:style-name="T12">The plot </text:span><text:span text:style-name="T33">below </text:span><text:span text:style-name="T31">was</text:span><text:span text:style-name="T12"> </text:span><text:span text:style-name="T31">generated </text:span><text:span text:style-name="T12">by running the </text:span><text:span text:style-name="T6">p</text:span><text:span text:style-name="T7">lot_specific heat</text:span><text:span text:style-name="T12"> </text:span><text:span text:style-name="T13">function </text:span><text:span text:style-name="T21">for </text:span><text:span text:style-name="T31">a lattice of size</text:span><text:span text:style-name="T21"> 100</text:span><text:span text:style-name="T47">×100 </text:span><text:span text:style-name="T54">and</text:span><text:span text:style-name="T49"> </text:span><text:span text:style-name="T13">then plott</text:span><text:span text:style-name="T21">ing the output</text:span><text:span text:style-name="T13"> using Python. </text:span><text:span text:style-name="T33">Each point represents the mean specific heat of 10 measurements at the given temperature. In each case the specific heat was calculated using eq</text:span><text:span text:style-name="T34">uation 3.15 in Newman, and</text:span><text:span text:style-name="T33"> by sampling the energy of the lattice at equilibrium 10 times. </text:span></text:p>
      <text:p text:style-name="P6"><text:span text:style-name="T33">Although the curve takes on approximately the expected shape (as in figure 3.10 of Newman), the measurements were clearly innacurate and extremely error prone. This is most likely due to </text:span><text:span text:style-name="T34">the small sample size of recorded energies when calculating each specific heat value. The measurements </text:span><text:span text:style-name="T35">could be made</text:span><text:span text:style-name="T34"> more accurate </text:span><text:span text:style-name="T35">through the use of </text:span><text:span text:style-name="T34">a much larger sample size </text:span><text:span text:style-name="T35">or </text:span><text:span text:style-name="T34">sampling method such as bootstrapping or jackknifing.</text:span></text:p>
      <text:p text:style-name="P6"><text:span text:style-name="T34"/></text:p>
      <text:h text:style-name="P23" text:outline-level="2">Animating the Lattice</text:h>
      <text:p text:style-name="P16">The figure to the right shows the equlibration of a <text:span text:style-name="T21">100</text:span><text:span text:style-name="T47">×100 </text:span><text:span text:style-name="T45">lattice at a temperature of T=1.5 over time. The plots are stills from an animation created using the </text:span><text:span text:style-name="T55">write_spins</text:span><text:span text:style-name="T45"> function and a Python script. The lattice is initially at infinite temperature (1) and changes state until it has </text:span><text:span text:style-name="T50">equilibrated (8). The red pixels represent spin up, while the green pixels represent spin down. </text:span><text:span text:style-name="T51">The </text:span><text:span text:style-name="T52">corresponding video may be found in the out/spins/ directory </text:span><text:span text:style-name="T53">in the project files.</text:span></text:p>
      <text:p text:style-name="P16"><text:span text:style-name="T53"/></text:p>
      <text:h text:style-name="Heading_20_2" text:outline-level="2">Improvements</text:h>
      <text:p text:style-name="P17">The model could be made more accurate in some respects. This might be done by,</text:p>
      <text:list xml:id="list3753702072" text:style-name="L1">
        <text:list-item>
          <text:p text:style-name="P19"><text:span text:style-name="T40">treating the critical region differently when taking measurements to decrease error margins. Modifications to the algorithm to accommodate this are alluded to at the end of chapter 7 in Newman.</text:span></text:p>
        </text:list-item>
        <text:list-item>
          <text:p text:style-name="P20"><text:span text:style-name="T57">implementing a more accurate method to determine equilibration time.</text:span></text:p>
        </text:list-item>
        <text:list-item>
          <text:p text:style-name="P18">implementing more robust sampling techniques when calculating values such as specific heat or magnetic susceptibility, e.g. bootstrap, jackknife methods.</text:p>
        </text:list-item>
      </text:list>
      <text:p text:style-name="P17">Furthermore, the model could be made more comprehensive by testing larger lattice sizes and extending its functiona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23:13:01.821441858</meta:creation-date>
    <dc:date>2019-11-06T03:11:08.771452693</dc:date>
    <meta:editing-duration>PT2H53M</meta:editing-duration>
    <meta:editing-cycles>52</meta:editing-cycles>
    <meta:generator>LibreOffice/6.0.7.3$Linux_X86_64 LibreOffice_project/00m0$Build-3</meta:generator>
    <meta:document-statistic meta:table-count="0" meta:image-count="0" meta:object-count="0" meta:page-count="3" meta:paragraph-count="31" meta:word-count="935" meta:character-count="6041" meta:non-whitespace-character-count="5138"/>
  </office:meta>
</office:document-meta>
</file>